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Key.LookUpKey( Configuration tableConf , Map mod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Action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ase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Action.act( Redirector redirector , SourceResolver resolver , Map objectModel , String source , Parameters param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CacheHelper.CacheHelper( int keys , int co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Ke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Action.processTable( Configuration table , Connection conn , Map objectModel , Map results , Map modeTyp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Helper.CacheHelper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Action.getOutputName( Configuration tableConf , Configuration column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Action.fillModes( Configuration [ ] conf , boolean isKey , Map defaultModeNames , Map modeTypes , CacheHelper s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atabaseAction.getDataSource( Configuration conf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Action.isLargeObject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Action.getColumnValue( Configuration tableConf , Column column , Map objectMode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atabaseAction.setOutput( Map objectModel , String outputMode , Map results , Configuration table , Configuration column , int rowIndex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Action.setColumn( Map objectModel , String outputMode , Map results , Configuration table , Configuration column , int rowIndex , Object value , PreparedStatement statement , int 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Action.getOutputName( Configuration tableConf , Configuration columnConf , int row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aseAction.getMode( Configuration conf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baseAction.setOutputAttribute( Map objectModel , String outputMode , String key ,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Action.setColumn( PreparedStatement statement , int position , Configuration entr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kUpKey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